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list-style-name="LFO1" style:family="paragraph">
      <style:paragraph-properties fo:break-before="page" fo:margin-top="0.0694in" fo:margin-bottom="0.0694in" fo:line-height="100%"/>
      <style:text-properties fo:hyphenate="true"/>
    </style:style>
    <style:style style:name="T2"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 style:parent-style-name="Policepardéfaut" style:family="text">
      <style:text-properties style:font-name="Times New Roman" style:font-name-asian="Times New Roman" fo:font-size="12pt" style:font-size-asian="12pt" style:font-size-complex="12pt" style:language-asian="fr" style:country-asian="FR"/>
    </style:style>
    <style:style style:name="P4" style:parent-style-name="Normal" style:list-style-name="LFO1" style:family="paragraph">
      <style:paragraph-properties fo:margin-top="0.0694in" fo:margin-bottom="0.0694in" fo:line-height="100%"/>
      <style:text-properties fo:hyphenate="true"/>
    </style:style>
    <style:style style:name="T5"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 style:parent-style-name="Normal" style:family="paragraph">
      <style:text-properties fo:background-color="#FFFF00"/>
    </style:style>
    <style:style style:name="P7" style:parent-style-name="Normal" style:family="paragraph">
      <style:text-properties fo:background-color="#FFFF00"/>
    </style:style>
    <style:style style:name="T8" style:parent-style-name="Policepardéfaut" style:family="text">
      <style:text-properties fo:background-color="#FFFF00"/>
    </style:style>
    <style:style style:name="P9" style:parent-style-name="Normal" style:family="paragraph">
      <style:paragraph-properties fo:margin-top="0.0694in" fo:margin-bottom="0.0694in" fo:line-height="100%"/>
      <style:text-properties fo:hyphenate="true"/>
    </style:style>
    <style:style style:name="T1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1"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12"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1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 style:parent-style-name="Normal" style:list-style-name="LFO2" style:family="paragraph">
      <style:paragraph-properties fo:margin-top="0.0694in" fo:margin-bottom="0.0694in" fo:line-height="100%"/>
      <style:text-properties fo:hyphenate="true"/>
    </style:style>
    <style:style style:name="T15" style:parent-style-name="Policepardéfaut" style:family="text">
      <style:text-properties style:font-name="Times New Roman" style:font-name-asian="Times New Roman" fo:font-size="12pt" style:font-size-asian="12pt" style:font-size-complex="12pt" style:language-asian="fr" style:country-asian="FR"/>
    </style:style>
    <style:style style:name="T16"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7" style:parent-style-name="Policepardéfaut" style:family="text">
      <style:text-properties style:font-name="Times New Roman" style:font-name-asian="Times New Roman" fo:font-size="12pt" style:font-size-asian="12pt" style:font-size-complex="12pt" style:language-asian="fr" style:country-asian="FR"/>
    </style:style>
    <style:style style:name="T1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9" style:parent-style-name="Policepardéfaut" style:family="text">
      <style:text-properties style:font-name="Times New Roman" style:font-name-asian="Times New Roman" fo:font-size="12pt" style:font-size-asian="12pt" style:font-size-complex="12pt" style:language-asian="fr" style:country-asian="FR"/>
    </style:style>
    <style:style style:name="T2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1" style:parent-style-name="Policepardéfaut" style:family="text">
      <style:text-properties style:font-name="Times New Roman" style:font-name-asian="Times New Roman" fo:font-size="12pt" style:font-size-asian="12pt" style:font-size-complex="12pt" style:language-asian="fr" style:country-asian="FR"/>
    </style:style>
    <style:style style:name="T2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3" style:parent-style-name="Policepardéfaut" style:family="text">
      <style:text-properties style:font-name="Times New Roman" style:font-name-asian="Times New Roman" fo:font-size="12pt" style:font-size-asian="12pt" style:font-size-complex="12pt" style:language-asian="fr" style:country-asian="FR"/>
    </style:style>
    <style:style style:name="T2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5" style:parent-style-name="Policepardéfaut" style:family="text">
      <style:text-properties style:font-name="Times New Roman" style:font-name-asian="Times New Roman" fo:font-size="12pt" style:font-size-asian="12pt" style:font-size-complex="12pt" style:language-asian="fr" style:country-asian="FR"/>
    </style:style>
    <style:style style:name="P26" style:parent-style-name="Normal" style:list-style-name="LFO2" style:family="paragraph">
      <style:paragraph-properties fo:margin-top="0.0694in" fo:margin-bottom="0.0694in" fo:line-height="100%"/>
      <style:text-properties fo:hyphenate="true"/>
    </style:style>
    <style:style style:name="T27" style:parent-style-name="Policepardéfaut" style:family="text">
      <style:text-properties style:font-name="Times New Roman" style:font-name-asian="Times New Roman" fo:font-size="12pt" style:font-size-asian="12pt" style:font-size-complex="12pt" style:language-asian="fr" style:country-asian="FR"/>
    </style:style>
    <style:style style:name="T2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9" style:parent-style-name="Policepardéfaut" style:family="text">
      <style:text-properties style:font-name="Times New Roman" style:font-name-asian="Times New Roman" fo:font-size="12pt" style:font-size-asian="12pt" style:font-size-complex="12pt" style:language-asian="fr" style:country-asian="FR"/>
    </style:style>
    <style:style style:name="T3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31" style:parent-style-name="Policepardéfaut" style:family="text">
      <style:text-properties style:font-name="Times New Roman" style:font-name-asian="Times New Roman" fo:font-size="12pt" style:font-size-asian="12pt" style:font-size-complex="12pt" style:language-asian="fr" style:country-asian="FR"/>
    </style:style>
    <style:style style:name="T3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33" style:parent-style-name="Policepardéfaut" style:family="text">
      <style:text-properties style:font-name="Times New Roman" style:font-name-asian="Times New Roman" fo:font-size="12pt" style:font-size-asian="12pt" style:font-size-complex="12pt" style:language-asian="fr" style:country-asian="FR"/>
    </style:style>
    <style:style style:name="P34" style:parent-style-name="Normal" style:family="paragraph">
      <style:paragraph-properties fo:margin-top="0.0694in" fo:margin-bottom="0.0694in" fo:line-height="100%"/>
      <style:text-properties fo:hyphenate="true"/>
    </style:style>
    <style:style style:name="T3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36" style:parent-style-name="Normal" style:list-style-name="LFO3" style:family="paragraph">
      <style:paragraph-properties fo:margin-top="0.0694in" fo:margin-bottom="0.0694in" fo:line-height="100%"/>
      <style:text-properties fo:hyphenate="true"/>
    </style:style>
    <style:style style:name="T37" style:parent-style-name="Policepardéfaut" style:family="text">
      <style:text-properties style:font-name="Times New Roman" style:font-name-asian="Times New Roman" fo:font-size="12pt" style:font-size-asian="12pt" style:font-size-complex="12pt" style:language-asian="fr" style:country-asian="FR"/>
    </style:style>
    <style:style style:name="T38" style:parent-style-name="Policepardéfaut" style:family="text">
      <style:text-properties style:font-name="Times New Roman" style:font-name-asian="Times New Roman" fo:font-size="12pt" style:font-size-asian="12pt" style:font-size-complex="12pt" style:language-asian="fr" style:country-asian="FR"/>
    </style:style>
    <style:style style:name="T39" style:parent-style-name="Policepardéfaut" style:family="text">
      <style:text-properties style:font-name="Times New Roman" style:font-name-asian="Times New Roman" fo:font-size="12pt" style:font-size-asian="12pt" style:font-size-complex="12pt" style:language-asian="fr" style:country-asian="FR"/>
    </style:style>
    <style:style style:name="T4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41" style:parent-style-name="Policepardéfaut" style:family="text">
      <style:text-properties style:font-name="Times New Roman" style:font-name-asian="Times New Roman" fo:font-size="12pt" style:font-size-asian="12pt" style:font-size-complex="12pt" style:language-asian="fr" style:country-asian="FR"/>
    </style:style>
    <style:style style:name="P42" style:parent-style-name="Normal" style:list-style-name="LFO3" style:family="paragraph">
      <style:paragraph-properties fo:margin-top="0.0694in" fo:margin-bottom="0.0694in" fo:line-height="100%"/>
      <style:text-properties fo:hyphenate="true"/>
    </style:style>
    <style:style style:name="T43" style:parent-style-name="Policepardéfaut" style:family="text">
      <style:text-properties style:font-name="Times New Roman" style:font-name-asian="Times New Roman" fo:font-size="12pt" style:font-size-asian="12pt" style:font-size-complex="12pt" style:language-asian="fr" style:country-asian="FR"/>
    </style:style>
    <style:style style:name="T44" style:parent-style-name="Policepardéfaut" style:family="text">
      <style:text-properties style:font-name="Times New Roman" style:font-name-asian="Times New Roman" fo:font-size="12pt" style:font-size-asian="12pt" style:font-size-complex="12pt" style:language-asian="fr" style:country-asian="FR"/>
    </style:style>
    <style:style style:name="T45" style:parent-style-name="Policepardéfaut" style:family="text">
      <style:text-properties style:font-name="Times New Roman" style:font-name-asian="Times New Roman" fo:font-size="12pt" style:font-size-asian="12pt" style:font-size-complex="12pt" style:language-asian="fr" style:country-asian="FR"/>
    </style:style>
    <style:style style:name="T46" style:parent-style-name="Policepardéfaut" style:family="text">
      <style:text-properties style:font-name="Times New Roman" style:font-name-asian="Times New Roman" fo:font-size="12pt" style:font-size-asian="12pt" style:font-size-complex="12pt" style:language-asian="fr" style:country-asian="FR"/>
    </style:style>
    <style:style style:name="P47" style:parent-style-name="Normal" style:family="paragraph">
      <style:paragraph-properties fo:margin-top="0.0694in" fo:margin-bottom="0.0694in" fo:line-height="100%"/>
      <style:text-properties fo:hyphenate="true"/>
    </style:style>
    <style:style style:name="T4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49"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5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1" style:parent-style-name="Normal" style:list-style-name="LFO4" style:family="paragraph">
      <style:paragraph-properties fo:margin-top="0.0694in" fo:margin-bottom="0.0694in" fo:line-height="100%"/>
      <style:text-properties fo:hyphenate="true"/>
    </style:style>
    <style:style style:name="T52" style:parent-style-name="Policepardéfaut" style:family="text">
      <style:text-properties style:font-name="Times New Roman" style:font-name-asian="Times New Roman" fo:font-size="12pt" style:font-size-asian="12pt" style:font-size-complex="12pt" style:language-asian="fr" style:country-asian="FR"/>
    </style:style>
    <style:style style:name="T5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4" style:parent-style-name="Policepardéfaut" style:family="text">
      <style:text-properties style:font-name="Times New Roman" style:font-name-asian="Times New Roman" fo:font-size="12pt" style:font-size-asian="12pt" style:font-size-complex="12pt" style:language-asian="fr" style:country-asian="FR"/>
    </style:style>
    <style:style style:name="P55" style:parent-style-name="Normal" style:list-style-name="LFO4" style:family="paragraph">
      <style:paragraph-properties fo:margin-top="0.0694in" fo:margin-bottom="0.0694in" fo:line-height="100%"/>
      <style:text-properties fo:hyphenate="true"/>
    </style:style>
    <style:style style:name="T56" style:parent-style-name="Policepardéfaut" style:family="text">
      <style:text-properties style:font-name="Times New Roman" style:font-name-asian="Times New Roman" fo:font-size="12pt" style:font-size-asian="12pt" style:font-size-complex="12pt" style:language-asian="fr" style:country-asian="FR"/>
    </style:style>
    <style:style style:name="T57" style:parent-style-name="Policepardéfaut" style:family="text">
      <style:text-properties style:font-name="Times New Roman" style:font-name-asian="Times New Roman" fo:font-size="12pt" style:font-size-asian="12pt" style:font-size-complex="12pt" style:language-asian="fr" style:country-asian="FR"/>
    </style:style>
    <style:style style:name="T5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9" style:parent-style-name="Policepardéfaut" style:family="text">
      <style:text-properties style:font-name="Times New Roman" style:font-name-asian="Times New Roman" fo:font-size="12pt" style:font-size-asian="12pt" style:font-size-complex="12pt" style:language-asian="fr" style:country-asian="FR"/>
    </style:style>
    <style:style style:name="T60" style:parent-style-name="Policepardéfaut" style:family="text">
      <style:text-properties fo:background-color="#FFFF00"/>
    </style:style>
    <style:style style:name="P61" style:parent-style-name="Normal" style:family="paragraph">
      <style:paragraph-properties fo:margin-bottom="0in" style:line-height-at-least="0.2083in" fo:background-color="#1F1F1F"/>
      <style:text-properties fo:hyphenate="true"/>
    </style:style>
    <style:style style:name="T62"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63" style:parent-style-name="Normal" style:family="paragraph">
      <style:paragraph-properties fo:margin-top="0.0694in" fo:margin-bottom="0.0694in" fo:line-height="100%"/>
      <style:text-properties fo:hyphenate="true"/>
    </style:style>
    <style:style style:name="T64" style:parent-style-name="Policepardéfaut" style:family="text">
      <style:text-properties style:font-name="Times New Roman" style:font-name-asian="Times New Roman" fo:font-size="12pt" style:font-size-asian="12pt" style:font-size-complex="12pt" style:language-asian="fr" style:country-asian="FR"/>
    </style:style>
    <style:style style:name="T6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6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67"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68" style:parent-style-name="Normal" style:list-style-name="LFO5" style:family="paragraph">
      <style:paragraph-properties fo:margin-top="0.0694in" fo:margin-bottom="0.0694in" fo:line-height="100%"/>
      <style:text-properties fo:hyphenate="true"/>
    </style:style>
    <style:style style:name="T69" style:parent-style-name="Policepardéfaut" style:family="text">
      <style:text-properties style:font-name="Times New Roman" style:font-name-asian="Times New Roman" fo:font-size="12pt" style:font-size-asian="12pt" style:font-size-complex="12pt" style:language-asian="fr" style:country-asian="FR"/>
    </style:style>
    <style:style style:name="T7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1" style:parent-style-name="Policepardéfaut" style:family="text">
      <style:text-properties style:font-name="Times New Roman" style:font-name-asian="Times New Roman" fo:font-size="12pt" style:font-size-asian="12pt" style:font-size-complex="12pt" style:language-asian="fr" style:country-asian="FR"/>
    </style:style>
    <style:style style:name="T72" style:parent-style-name="Policepardéfaut" style:family="text">
      <style:text-properties style:font-name="Times New Roman" style:font-name-asian="Times New Roman" fo:font-size="12pt" style:font-size-asian="12pt" style:font-size-complex="12pt" style:language-asian="fr" style:country-asian="FR"/>
    </style:style>
    <style:style style:name="T73" style:parent-style-name="Policepardéfaut" style:family="text">
      <style:text-properties style:font-name="Times New Roman" style:font-name-asian="Times New Roman" fo:font-size="12pt" style:font-size-asian="12pt" style:font-size-complex="12pt" style:language-asian="fr" style:country-asian="FR"/>
    </style:style>
    <style:style style:name="T74" style:parent-style-name="Policepardéfaut" style:family="text">
      <style:text-properties style:font-name="Times New Roman" style:font-name-asian="Times New Roman" fo:font-size="12pt" style:font-size-asian="12pt" style:font-size-complex="12pt" style:language-asian="fr" style:country-asian="FR"/>
    </style:style>
    <style:style style:name="P75" style:parent-style-name="Normal" style:list-style-name="LFO5" style:family="paragraph">
      <style:paragraph-properties fo:margin-top="0.0694in" fo:margin-bottom="0.0694in" fo:line-height="100%"/>
      <style:text-properties fo:hyphenate="true"/>
    </style:style>
    <style:style style:name="T76" style:parent-style-name="Policepardéfaut" style:family="text">
      <style:text-properties style:font-name="Times New Roman" style:font-name-asian="Times New Roman" fo:font-size="12pt" style:font-size-asian="12pt" style:font-size-complex="12pt" style:language-asian="fr" style:country-asian="FR"/>
    </style:style>
    <style:style style:name="T77"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 style:parent-style-name="Policepardéfaut" style:family="text">
      <style:text-properties style:font-name="Times New Roman" style:font-name-asian="Times New Roman" fo:font-size="12pt" style:font-size-asian="12pt" style:font-size-complex="12pt" style:language-asian="fr" style:country-asian="FR"/>
    </style:style>
    <style:style style:name="T7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80" style:parent-style-name="Policepardéfaut" style:family="text">
      <style:text-properties style:font-name="Times New Roman" style:font-name-asian="Times New Roman" fo:font-size="12pt" style:font-size-asian="12pt" style:font-size-complex="12pt" style:language-asian="fr" style:country-asian="FR"/>
    </style:style>
    <style:style style:name="T81" style:parent-style-name="Policepardéfaut" style:family="text">
      <style:text-properties style:font-name="Times New Roman" style:font-name-asian="Times New Roman" fo:font-size="12pt" style:font-size-asian="12pt" style:font-size-complex="12pt" style:language-asian="fr" style:country-asian="FR"/>
    </style:style>
    <style:style style:name="T82" style:parent-style-name="Policepardéfaut" style:family="text">
      <style:text-properties style:font-name="Times New Roman" style:font-name-asian="Times New Roman" fo:font-size="12pt" style:font-size-asian="12pt" style:font-size-complex="12pt" style:language-asian="fr" style:country-asian="FR"/>
    </style:style>
    <style:style style:name="T83" style:parent-style-name="Policepardéfaut" style:family="text">
      <style:text-properties style:font-name="Times New Roman" style:font-name-asian="Times New Roman" fo:font-size="12pt" style:font-size-asian="12pt" style:font-size-complex="12pt" style:language-asian="fr" style:country-asian="FR"/>
    </style:style>
    <style:style style:name="T8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85" style:parent-style-name="Policepardéfaut" style:family="text">
      <style:text-properties style:font-name="Times New Roman" style:font-name-asian="Times New Roman" fo:font-size="12pt" style:font-size-asian="12pt" style:font-size-complex="12pt" style:language-asian="fr" style:country-asian="FR"/>
    </style:style>
    <style:style style:name="T86" style:parent-style-name="Policepardéfaut" style:family="text">
      <style:text-properties fo:background-color="#FFFF00"/>
    </style:style>
    <style:style style:name="P87" style:parent-style-name="Normal" style:family="paragraph">
      <style:paragraph-properties style:line-height-at-least="0.2083in" fo:background-color="#1F1F1F"/>
    </style:style>
    <style:style style:name="T8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89" style:parent-style-name="Policepardéfaut" style:family="text">
      <style:text-properties style:font-name="Consolas" style:font-name-asian="Times New Roman" fo:color="#808080" fo:font-size="11.5pt" style:font-size-asian="11.5pt" style:font-size-complex="11.5pt" style:language-asian="fr" style:country-asian="FR"/>
    </style:style>
    <style:style style:name="T9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9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9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93"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94" style:parent-style-name="Policepardéfaut" style:family="text">
      <style:text-properties style:font-name="Consolas" style:font-name-asian="Times New Roman" fo:color="#CE9178" fo:font-size="11.5pt" style:font-size-asian="11.5pt" style:font-size-complex="11.5pt" style:language-asian="fr" style:country-asian="FR"/>
    </style:style>
    <style:style style:name="T9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9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97"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9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99"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100"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101" style:parent-style-name="Policepardéfaut" style:family="text">
      <style:text-properties style:font-name="Consolas" style:font-name-asian="Times New Roman" fo:color="#CE9178" fo:font-size="11.5pt" style:font-size-asian="11.5pt" style:font-size-complex="11.5pt" style:language-asian="fr" style:country-asian="FR"/>
    </style:style>
    <style:style style:name="T10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0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05"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106"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0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10" style:parent-style-name="Policepardéfaut" style:family="text">
      <style:text-properties style:font-name="Consolas" style:font-name-asian="Times New Roman" fo:color="#808080" fo:font-size="11.5pt" style:font-size-asian="11.5pt" style:font-size-complex="11.5pt" style:language-asian="fr" style:country-asian="FR"/>
    </style:style>
    <style:style style:name="T111" style:parent-style-name="CodeHTML" style:family="text">
      <style:text-properties style:font-name-asian="Calibri"/>
    </style:style>
    <style:style style:name="T112" style:parent-style-name="Policepardéfaut" style:family="text">
      <style:text-properties fo:font-size="16pt" style:font-size-asian="16pt"/>
    </style:style>
    <style:style style:name="T113" style:parent-style-name="CodeHTML" style:family="text">
      <style:text-properties style:font-name-asian="Calibri" fo:font-size="14pt" style:font-size-asian="14pt"/>
    </style:style>
    <style:style style:name="T114" style:parent-style-name="Policepardéfaut" style:family="text">
      <style:text-properties fo:font-size="16pt" style:font-size-asian="16pt"/>
    </style:style>
    <style:style style:name="T115" style:parent-style-name="CodeHTML" style:family="text">
      <style:text-properties style:font-name-asian="Calibri" fo:font-size="14pt" style:font-size-asian="14pt"/>
    </style:style>
    <style:style style:name="T116" style:parent-style-name="Policepardéfaut" style:family="text">
      <style:text-properties fo:font-size="16pt" style:font-size-asian="16pt"/>
    </style:style>
    <style:style style:name="T117" style:parent-style-name="CodeHTML" style:family="text">
      <style:text-properties style:font-name-asian="Calibri" fo:font-size="14pt" style:font-size-asian="14pt"/>
    </style:style>
    <style:style style:name="T118" style:parent-style-name="Policepardéfaut" style:family="text">
      <style:text-properties fo:font-size="16pt" style:font-size-asian="16pt"/>
    </style:style>
    <style:style style:name="T119" style:parent-style-name="Policepardéfaut" style:family="text">
      <style:text-properties fo:font-size="16pt" style:font-size-asian="16pt"/>
    </style:style>
    <style:style style:name="P120" style:parent-style-name="Normal" style:family="paragraph">
      <style:text-properties fo:font-size="16pt" style:font-size-asian="16pt"/>
    </style:style>
    <style:style style:name="P121" style:parent-style-name="Normal" style:family="paragraph">
      <style:text-properties fo:font-size="16pt" style:font-size-asian="16pt"/>
    </style:style>
    <style:style style:name="P122" style:parent-style-name="Normal" style:family="paragraph">
      <style:text-properties fo:font-size="16pt" style:font-size-asian="16pt"/>
    </style:style>
    <style:style style:name="T123" style:parent-style-name="Policepardéfaut" style:family="text">
      <style:text-properties fo:font-size="16pt" style:font-size-asian="16pt"/>
    </style:style>
    <style:style style:name="T124" style:parent-style-name="Policepardéfaut" style:family="text">
      <style:text-properties style:font-name="Courier New" style:font-name-complex="Courier New" fo:font-size="10pt" style:font-size-asian="10pt" style:font-size-complex="10pt"/>
    </style:style>
    <style:style style:name="P125" style:parent-style-name="NormalWeb" style:family="paragraph">
      <style:text-properties fo:font-size="16pt" style:font-size-asian="16pt"/>
    </style:style>
    <style:style style:name="P126" style:parent-style-name="Normal" style:family="paragraph">
      <style:paragraph-properties style:line-height-at-least="0.2083in" fo:background-color="#1F1F1F"/>
    </style:style>
    <style:style style:name="T127" style:parent-style-name="Policepardéfaut" style:family="text">
      <style:text-properties fo:font-size="14pt" style:font-size-asian="14pt"/>
    </style:style>
    <style:style style:name="T12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2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0"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3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3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34" style:parent-style-name="Normal" style:family="paragraph">
      <style:paragraph-properties fo:margin-bottom="0in" style:line-height-at-least="0.2083in" fo:background-color="#1F1F1F"/>
      <style:text-properties fo:hyphenate="true"/>
    </style:style>
    <style:style style:name="T13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3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3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40" style:parent-style-name="Normal" style:family="paragraph">
      <style:paragraph-properties fo:margin-bottom="0in" style:line-height-at-least="0.2083in" fo:background-color="#1F1F1F"/>
      <style:text-properties fo:hyphenate="true"/>
    </style:style>
    <style:style style:name="T14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2"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4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4"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4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46" style:parent-style-name="Normal" style:family="paragraph">
      <style:paragraph-properties fo:margin-bottom="0in" style:line-height-at-least="0.2083in" fo:background-color="#1F1F1F"/>
      <style:text-properties fo:hyphenate="true"/>
    </style:style>
    <style:style style:name="T14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8"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4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50" style:parent-style-name="Normal" style:family="paragraph">
      <style:paragraph-properties fo:margin-bottom="0in" style:line-height-at-least="0.2083in" fo:background-color="#1F1F1F"/>
      <style:text-properties fo:hyphenate="true"/>
    </style:style>
    <style:style style:name="T15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2"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5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5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56" style:parent-style-name="Normal" style:family="paragraph">
      <style:paragraph-properties fo:margin-bottom="0in" style:line-height-at-least="0.2083in" fo:background-color="#1F1F1F"/>
      <style:text-properties fo:hyphenate="true"/>
    </style:style>
    <style:style style:name="T15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5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6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62" style:parent-style-name="Normal" style:family="paragraph">
      <style:paragraph-properties fo:margin-bottom="0in" style:line-height-at-least="0.2083in" fo:background-color="#1F1F1F"/>
      <style:text-properties fo:hyphenate="true"/>
    </style:style>
    <style:style style:name="T16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6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6"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167" style:parent-style-name="Normal" style:family="paragraph">
      <style:paragraph-properties fo:margin-bottom="0in" style:line-height-at-least="0.2083in" fo:background-color="#1F1F1F"/>
      <style:text-properties fo:hyphenate="true"/>
    </style:style>
    <style:style style:name="T16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0"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7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7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74" style:parent-style-name="Normal" style:family="paragraph">
      <style:paragraph-properties fo:margin-bottom="0in" style:line-height-at-least="0.2083in" fo:background-color="#1F1F1F"/>
      <style:text-properties fo:hyphenate="true"/>
    </style:style>
    <style:style style:name="T17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6"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7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7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80" style:parent-style-name="Normal" style:family="paragraph">
      <style:paragraph-properties fo:margin-bottom="0in" style:line-height-at-least="0.2083in" fo:background-color="#1F1F1F"/>
      <style:text-properties fo:hyphenate="true"/>
    </style:style>
    <style:style style:name="T18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82"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8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8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8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86"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87"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88" style:parent-style-name="Normal" style:family="paragraph">
      <style:paragraph-properties fo:margin-bottom="0in" style:line-height-at-least="0.2083in" fo:background-color="#1F1F1F"/>
      <style:text-properties fo:hyphenate="true"/>
    </style:style>
    <style:style style:name="T18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90"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9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9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9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94"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T195" style:parent-style-name="Policepardéfaut" style:family="text">
      <style:text-properties fo:font-size="14pt" style:font-size-asian="14pt"/>
    </style:style>
    <style:style style:name="T196" style:parent-style-name="Policepardéfaut" style:family="text">
      <style:text-properties fo:font-size="14pt" style:font-size-asian="14pt" fo:background-color="#FFFF00"/>
    </style:style>
    <style:style style:name="T197" style:parent-style-name="Policepardéfaut" style:family="text">
      <style:text-properties fo:font-size="14pt" style:font-size-asian="14pt"/>
    </style:style>
    <style:style style:name="P198" style:parent-style-name="Normal" style:family="paragraph">
      <style:paragraph-properties style:vertical-align="auto" fo:margin-bottom="0in" style:line-height-at-least="0.2083in" fo:background-color="#1F1F1F"/>
      <style:text-properties fo:hyphenate="true"/>
    </style:style>
    <style:style style:name="T19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0"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0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20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04" style:parent-style-name="Normal" style:family="paragraph">
      <style:paragraph-properties style:vertical-align="auto" fo:margin-bottom="0in" style:line-height-at-least="0.2083in" fo:background-color="#1F1F1F"/>
      <style:text-properties fo:hyphenate="true"/>
    </style:style>
    <style:style style:name="T20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6"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20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8"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20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0"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1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2"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21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1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16" style:parent-style-name="Normal" style:family="paragraph">
      <style:paragraph-properties style:vertical-align="auto" fo:margin-bottom="0in" style:line-height-at-least="0.2083in" fo:background-color="#1F1F1F"/>
      <style:text-properties fo:hyphenate="true"/>
    </style:style>
    <style:style style:name="T21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1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0"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22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2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2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2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8"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2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P231" style:parent-style-name="Normal" style:family="paragraph">
      <style:paragraph-properties style:vertical-align="auto" fo:margin-bottom="0in" style:line-height-at-least="0.2083in" fo:background-color="#1F1F1F"/>
      <style:text-properties fo:hyphenate="true"/>
    </style:style>
    <style:style style:name="T23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3"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234"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5" style:parent-style-name="Policepardéfaut" style:family="text">
      <style:text-properties style:font-name="Consolas" style:font-name-asian="Times New Roman" fo:color="#4EC9B0" fo:font-size="11.5pt" style:font-size-asian="11.5pt" style:font-size-complex="11.5pt" style:language-asian="fr" style:country-asian="FR"/>
    </style:style>
    <style:style style:name="T236"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3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9"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40"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1"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4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3"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244"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5" style:parent-style-name="Policepardéfaut" style:family="text">
      <style:text-properties style:font-name="Consolas" style:font-name-asian="Times New Roman" fo:color="#4EC9B0" fo:font-size="11.5pt" style:font-size-asian="11.5pt" style:font-size-complex="11.5pt" style:language-asian="fr" style:country-asian="FR"/>
    </style:style>
    <style:style style:name="T246"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4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9"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50"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1"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5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3"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54" style:parent-style-name="Policepardéfaut" style:family="text">
      <style:text-properties style:font-name="Consolas" style:font-name-asian="Times New Roman" fo:color="#B5CEA8" fo:font-size="11.5pt" style:font-size-asian="11.5pt" style:font-size-complex="11.5pt" style:language-asian="fr" style:country-asian="FR"/>
    </style:style>
    <style:style style:name="T25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6"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5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8" style:parent-style-name="Policepardéfaut" style:family="text">
      <style:text-properties style:font-name="Consolas" style:font-name-asian="Times New Roman" fo:color="#B5CEA8" fo:font-size="11.5pt" style:font-size-asian="11.5pt" style:font-size-complex="11.5pt" style:language-asian="fr" style:country-asian="FR"/>
    </style:style>
    <style:style style:name="T25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60" style:parent-style-name="Policepardéfaut" style:family="text">
      <style:text-properties style:font-name="Consolas" style:font-name-asian="Times New Roman" fo:color="#B5CEA8" fo:font-size="11.5pt" style:font-size-asian="11.5pt" style:font-size-complex="11.5pt" style:language-asian="fr" style:country-asian="FR"/>
    </style:style>
    <style:style style:name="T26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62" style:parent-style-name="Normal" style:family="paragraph">
      <style:paragraph-properties style:vertical-align="auto" fo:margin-bottom="0in" style:line-height-at-least="0.2083in" fo:background-color="#1F1F1F"/>
      <style:text-properties fo:hyphenate="true"/>
    </style:style>
    <style:style style:name="T26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64"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265" style:parent-style-name="Normal" style:family="paragraph">
      <style:paragraph-properties style:vertical-align="auto" fo:margin-bottom="0in" style:line-height-at-least="0.2083in" fo:background-color="#1F1F1F"/>
      <style:text-properties fo:hyphenate="true"/>
    </style:style>
    <style:style style:name="T266"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67"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26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69" style:parent-style-name="Normal" style:family="paragraph">
      <style:paragraph-properties style:vertical-align="auto" fo:margin-bottom="0in" style:line-height-at-least="0.2083in" fo:background-color="#1F1F1F"/>
      <style:text-properties fo:hyphenate="true"/>
    </style:style>
    <style:style style:name="T270"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71"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7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73" style:parent-style-name="Normal" style:family="paragraph">
      <style:paragraph-properties style:vertical-align="auto"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T274" style:parent-style-name="Policepardéfaut" style:family="text">
      <style:text-properties fo:font-size="14pt" style:font-size-asian="14pt"/>
    </style:style>
    <style:style style:name="T275" style:parent-style-name="Policepardéfaut" style:family="text">
      <style:text-properties fo:font-size="14pt" style:font-size-asian="14pt" fo:background-color="#FFFF00"/>
    </style:style>
    <style:style style:name="T276" style:parent-style-name="Policepardéfaut" style:family="text">
      <style:text-properties fo:font-size="14pt" style:font-size-asian="14pt"/>
    </style:style>
    <style:style style:name="P277" style:parent-style-name="Normal" style:family="paragraph">
      <style:paragraph-properties style:vertical-align="auto" fo:margin-bottom="0in" style:line-height-at-least="0.2083in" fo:background-color="#1F1F1F"/>
      <style:text-properties fo:hyphenate="true"/>
    </style:style>
    <style:style style:name="T278"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279" style:parent-style-name="Normal" style:family="paragraph">
      <style:text-properties fo:font-size="14pt" style:font-size-asian="14pt"/>
    </style:style>
    <style:style style:name="T280" style:parent-style-name="Policepardéfaut" style:family="text">
      <style:text-properties fo:font-size="14pt" style:font-size-asian="14pt"/>
    </style:style>
    <style:style style:name="T281" style:parent-style-name="Policepardéfaut" style:family="text">
      <style:text-properties fo:font-size="14pt" style:font-size-asian="14pt"/>
    </style:style>
  </office:automatic-styles>
  <office:body>
    <office:text text:use-soft-page-breaks="true">
      <text:list text:style-name="LFO1" text:continue-numbering="true">
        <text:list-item>
          <text:p text:style-name="P1"><text:a xlink:href="https://github.com/AndreaGro21" office:target-frame-name="_top" xlink:show="replace"><text:span text:style-name="T2">AndreaGro21<text:s/></text:span></text:a><text:span text:style-name="T3">/<text:s/></text:span></text:p>
        </text:list-item>
        <text:list-item>
          <text:p text:style-name="P4"><text:a xlink:href="https://github.com/AndreaGro21/724events" office:target-frame-name="_top" xlink:show="replace"><text:span text:style-name="T5">724events<text:s/></text:span></text:a></text:p>
        </text:list-item>
      </text:list>
      <text:p text:style-name="P6"/>
      <text:p text:style-name="P7"/>
      <text:p text:style-name="Normal"><text:span text:style-name="T8">Compenent Slider :</text:span><text:s/></text:p>
      <text:p text:style-name="P9"><text:span text:style-name="T10">Ajout d'une vérification<text:s/></text:span><text:span text:style-name="T11">if<text:s/></text:span><text:span text:style-name="T12">(byDateDesc)</text:span><text:span text:style-name="T13">:</text:span></text:p>
      <text:list text:style-name="LFO2" text:continue-numbering="true">
        <text:list-item>
          <text:p text:style-name="P14"><text:span text:style-name="T15">Dans la fonction<text:s/></text:span><text:span text:style-name="T16">nextCard</text:span><text:span text:style-name="T17">, vous avez ajouté une vérification pour vous assurer que<text:s/></text:span><text:span text:style-name="T18">byDateDesc</text:span><text:span text:style-name="T19"><text:s/>n'est pas<text:s/></text:span><text:span text:style-name="T20">null</text:span><text:span text:style-name="T21"><text:s/>ou<text:s/></text:span><text:span text:style-name="T22">undefined</text:span><text:span text:style-name="T23"><text:s/>avant de déclencher le<text:s/></text:span><text:span text:style-name="T24">setTimeout</text:span><text:span text:style-name="T25">.</text:span></text:p>
        </text:list-item>
        <text:list-item>
          <text:p text:style-name="P26"><text:span text:style-name="T27">Cela évite les erreurs potentielles lors de l'accès à<text:s/></text:span><text:span text:style-name="T28">byDateDesc.length</text:span><text:span text:style-name="T29"><text:s/>si<text:s/></text:span><text:span text:style-name="T30">byDateDesc</text:span><text:span text:style-name="T31"><text:s/>est<text:s/></text:span><text:span text:style-name="T32">null</text:span><text:span text:style-name="T33">.</text:span></text:p>
        </text:list-item>
      </text:list>
      <text:p text:style-name="P34"><text:span text:style-name="T35">Restructuration du rendu du composant :</text:span></text:p>
      <text:list text:style-name="LFO3" text:continue-numbering="true">
        <text:list-item>
          <text:p text:style-name="P36"><text:span text:style-name="T37">Vous avez modifié la structure du rendu en regroupant tous les éléments dans un co</text:span><text:span text:style-name="T38">n</text:span><text:span text:style-name="T39">teneur<text:s/></text:span><text:span text:style-name="T40">&lt;div&gt;</text:span><text:span text:style-name="T41"><text:s/>parent.</text:span></text:p>
        </text:list-item>
        <text:list-item>
          <text:p text:style-name="P42"><text:span text:style-name="T43">Cela simplifie la structure du JSX et permet d'éviter d'avoir plusieurs éléments adj</text:span><text:span text:style-name="T44">a</text:span><text:span text:style-name="T45">cents sans être<text:s/></text:span><text:span text:style-name="T46">enveloppés dans un conteneur.</text:span></text:p>
        </text:list-item>
      </text:list>
      <text:p text:style-name="P47"><text:span text:style-name="T48">Ajout de la clé<text:s/></text:span><text:span text:style-name="T49">${_.description}</text:span><text:span text:style-name="T50"><text:s/>dans les radios :</text:span></text:p>
      <text:list text:style-name="LFO4" text:continue-numbering="true">
        <text:list-item>
          <text:p text:style-name="P51"><text:span text:style-name="T52">Vous avez modifié la clé des radios pour utiliser<text:s/></text:span><text:span text:style-name="T53">${_.description}</text:span><text:span text:style-name="T54">.</text:span></text:p>
        </text:list-item>
        <text:list-item>
          <text:p text:style-name="P55"><text:span text:style-name="T56">Cela permet d'utiliser une propriété unique de chaque élément pour générer une clé unique, résolvant ainsi<text:s/></text:span><text:span text:style-name="T57">le problème de la clé dans la méthode<text:s/></text:span><text:span text:style-name="T58">map</text:span><text:span text:style-name="T59">.</text:span></text:p>
        </text:list-item>
      </text:list>
      <text:p text:style-name="Normal"><text:span text:style-name="T60">Containers Events :</text:span><text:s/></text:p>
      <text:p text:style-name="Normal">Modif sur const filtredEvents :</text:p>
      <text:p text:style-name="P61"><text:span text:style-name="T62">//added filter to data.events</text:span></text:p>
      <text:p text:style-name="Normal"/>
      <text:p text:style-name="P63"><text:span text:style-name="T64"> <text:s/></text:span><text:span text:style-name="T65">Gestion de la catégorie (</text:span><text:span text:style-name="T66">type</text:span><text:span text:style-name="T67">) :</text:span></text:p>
      <text:list text:style-name="LFO5" text:continue-numbering="true">
        <text:list-item>
          <text:p text:style-name="P68"><text:span text:style-name="T69">Version 1 : Utilise la ternaire pour sélectionner tous les événements si<text:s/></text:span><text:span text:style-name="T70">type</text:span><text:span text:style-name="T71"><text:s/>n'est pas défin</text:span><text:span text:style-name="T72">i, sinon, sélectionne également tous les événements. Cela pourrait ne pas être co</text:span><text:span text:style-name="T73">r</text:span><text:span text:style-name="T74">rect s'il y a une catégorie spécifique à filtrer.</text:span></text:p>
        </text:list-item>
        <text:list-item>
          <text:p text:style-name="P75"><text:span text:style-name="T76">Version 2 : Utilise<text:s/></text:span><text:span text:style-name="T77">filter</text:span><text:span text:style-name="T78"><text:s/>sur<text:s/></text:span><text:span text:style-name="T79">data?.events</text:span><text:span text:style-name="T80"><text:s/>pour filtrer les événements en fonction de la catégorie. Cela semble plus précis</text:span><text:span text:style-name="T81"><text:s/>et robuste, car il filtre explicitement en fon</text:span><text:span text:style-name="T82">c</text:span><text:span text:style-name="T83">tion de la catégorie (</text:span><text:span text:style-name="T84">event.type === type</text:span><text:span text:style-name="T85">).</text:span></text:p>
        </text:list-item>
      </text:list>
      <text:p text:style-name="Normal"><text:span text:style-name="T86">Compenets Select</text:span><text:s text:c="2"/>pour activer le filtre :<text:s/></text:p>
      <text:p text:style-name="P87">Balise :<text:s/><text:span text:style-name="T88"> </text:span><text:span text:style-name="T89">&lt;</text:span><text:span text:style-name="T90">input</text:span><text:span text:style-name="T91"><text:s/></text:span><text:span text:style-name="T92">type</text:span><text:span text:style-name="T93">=</text:span><text:span text:style-name="T94">"hidden"</text:span><text:span text:style-name="T95"><text:s/></text:span><text:span text:style-name="T96">value</text:span><text:span text:style-name="T97">=</text:span><text:span text:style-name="T98">{</text:span><text:span text:style-name="T99">value</text:span><text:span text:style-name="T100"><text:s/>||<text:s/></text:span><text:span text:style-name="T101">""</text:span><text:span text:style-name="T102">}</text:span><text:span text:style-name="T103"><text:s/></text:span><text:span text:style-name="T104">name</text:span><text:span text:style-name="T105">=</text:span><text:span text:style-name="T106">{</text:span><text:span text:style-name="T107">name</text:span><text:span text:style-name="T108">}</text:span><text:span text:style-name="T109"><text:s/></text:span><text:span text:style-name="T110">/&gt;</text:span></text:p>
      <text:p text:style-name="Normal">Ligne 52 à été ajouter pour min code ; est utilisée<text:s/>pour stocker la valeur sélectionnée dans un champ de formulaire invisible. Lorsque le formulaire est soumis, cette valeur peut être incluse dans les données du formulaire et traitée côté serveur, par exemple, si vous avez un formulaire entourant ce composant<text:s/><text:span text:style-name="T111">Select</text:span>.</text:p>
      <text:p text:style-name="Normal"/>
      <text:p text:style-name="Normal"><text:span text:style-name="T112">le composant<text:s/></text:span><text:span text:style-name="T113">Select</text:span><text:span text:style-name="T114"><text:s/>est utilisé pour permettre aux utilisateurs de sélectionner une catégorie, et le composant<text:s/></text:span><text:span text:style-name="T115">EventList</text:span><text:span text:style-name="T116"><text:s/>utilise l'état<text:s/></text:span><text:span text:style-name="T117">type</text:span><text:span text:style-name="T118"><text:s/>pour filtrer les événements en fonction de cette catégorie sélectionnée. Les événements filtrés sont en</text:span><text:span text:style-name="T119">suite affichés dans la liste.</text:span></text:p>
      <text:p text:style-name="P120"/>
      <text:p text:style-name="P121">Resultat test npm test :</text:p>
      <text:p text:style-name="P122">FAIL <text:s/>src/containers/Form/index.test.js</text:p>
      <text:p text:style-name="NormalWeb"><text:span text:style-name="T123"><text:s text:c="2"/>● When Events is created › and a click is triggered on the submit button › the success action is called :<text:s/></text:span>Le message d'erreur que vous avez indiqué provient d'un test spécifique dans le fichier<text:s/><text:span text:style-name="T124">src/containers/Form/index.test.js</text:span><text:s/>et fait référence à un scénario particulier dans lequel un événement de clic est déclenché sur le bouton de soumission (submit button). Le test indique qu'une action de succès doit être<text:s/>appelée dans cette situation. ; le message de confirmation est affiché :<text:s/></text:p>
      <text:p text:style-name="P125">Solution :</text:p>
      <text:p text:style-name="P126"><text:span text:style-name="T127">Ajout ligne 18 :<text:s/></text:span><text:span text:style-name="T128">async</text:span><text:span text:style-name="T129"><text:s/>(</text:span><text:span text:style-name="T130">evt</text:span><text:span text:style-name="T131">)<text:s/></text:span><text:span text:style-name="T132">=&gt;</text:span><text:span text:style-name="T133"><text:s/>{</text:span></text:p>
      <text:p text:style-name="P134"><text:span text:style-name="T135">     <text:s/></text:span><text:span text:style-name="T136">evt</text:span><text:span text:style-name="T137">.</text:span><text:span text:style-name="T138">preventDefault</text:span><text:span text:style-name="T139">();</text:span></text:p>
      <text:p text:style-name="P140"><text:span text:style-name="T141">     <text:s/></text:span><text:span text:style-name="T142">setSending</text:span><text:span text:style-name="T143">(</text:span><text:span text:style-name="T144">true</text:span><text:span text:style-name="T145">)</text:span></text:p>
      <text:p text:style-name="P146"><text:span text:style-name="T147">     <text:s/></text:span><text:span text:style-name="T148">try</text:span><text:span text:style-name="T149"><text:s/>{</text:span></text:p>
      <text:p text:style-name="P150"><text:span text:style-name="T151">       <text:s/></text:span><text:span text:style-name="T152">await</text:span><text:span text:style-name="T153"><text:s/></text:span><text:span text:style-name="T154">mockContactApi</text:span><text:span text:style-name="T155">();</text:span></text:p>
      <text:p text:style-name="P156"><text:span text:style-name="T157">       <text:s/></text:span><text:span text:style-name="T158">setSending</text:span><text:span text:style-name="T159">(</text:span><text:span text:style-name="T160">false</text:span><text:span text:style-name="T161">);</text:span></text:p>
      <text:p text:style-name="P162"><text:span text:style-name="T163">       <text:s/></text:span><text:span text:style-name="T164">onSuccess</text:span><text:span text:style-name="T165">();<text:s/></text:span><text:span text:style-name="T166">//added onsucess func (non capito)</text:span></text:p>
      <text:p text:style-name="P167"><text:span text:style-name="T168">   </text:span><text:span text:style-name="T169"><text:s/>  }<text:s/></text:span><text:span text:style-name="T170">catch</text:span><text:span text:style-name="T171"><text:s/>(</text:span><text:span text:style-name="T172">err</text:span><text:span text:style-name="T173">) {</text:span></text:p>
      <text:p text:style-name="P174"><text:span text:style-name="T175">       <text:s/></text:span><text:span text:style-name="T176">setSending</text:span><text:span text:style-name="T177">(</text:span><text:span text:style-name="T178">false</text:span><text:span text:style-name="T179">);</text:span></text:p>
      <text:p text:style-name="P180"><text:span text:style-name="T181">       <text:s/></text:span><text:span text:style-name="T182">onError</text:span><text:span text:style-name="T183">(</text:span><text:span text:style-name="T184">err</text:span><text:span text:style-name="T185">);</text:span></text:p>
      <text:p text:style-name="P186">      }</text:p>
      <text:p text:style-name="P187">    },</text:p>
      <text:p text:style-name="P188"><text:span text:style-name="T189">    [</text:span><text:span text:style-name="T190">onSuccess</text:span><text:span text:style-name="T191">,<text:s/></text:span><text:span text:style-name="T192">onError</text:span><text:span text:style-name="T193">]</text:span></text:p>
      <text:p text:style-name="P194">  );</text:p>
      <text:p text:style-name="Normal"><text:span text:style-name="T195"><text:s text:c="2"/></text:span><text:span text:style-name="T196">Contexts</text:span><text:span text:style-name="T197"><text:s/></text:span></text:p>
      <text:p text:style-name="P198"><text:span text:style-name="T199"> </text:span><text:span text:style-name="T200">useEffect</text:span><text:span text:style-name="T201">(()<text:s/></text:span><text:span text:style-name="T202">=&gt;</text:span><text:span text:style-name="T203"><text:s/>{</text:span></text:p>
      <text:p text:style-name="P204"><text:span text:style-name="T205">   <text:s/></text:span><text:span text:style-name="T206">if</text:span><text:span text:style-name="T207"><text:s/>(</text:span><text:span text:style-name="T208">data</text:span><text:span text:style-name="T209"><text:s/></text:span><text:span text:style-name="T210">&amp;&amp;</text:span><text:span text:style-name="T211"><text:s/></text:span><text:span text:style-name="T212">data</text:span><text:span text:style-name="T213">.</text:span><text:span text:style-name="T214">events</text:span><text:span text:style-name="T215">) {</text:span></text:p>
      <text:p text:style-name="P216"><text:span text:style-name="T217">     <text:s/></text:span><text:span text:style-name="T218">setLast</text:span><text:span text:style-name="T219">(</text:span><text:span text:style-name="T220">data</text:span><text:span text:style-name="T221">.</text:span><text:span text:style-name="T222">events</text:span><text:span text:style-name="T223">.</text:span><text:span text:style-name="T224">sort</text:span><text:span text:style-name="T225">((</text:span><text:span text:style-name="T226">evtA</text:span><text:span text:style-name="T227">,<text:s/></text:span><text:span text:style-name="T228">evtB</text:span><text:span text:style-name="T229">)<text:s/></text:span><text:span text:style-name="T230">=&gt;</text:span></text:p>
      <text:p text:style-name="P231"><text:span text:style-name="T232">     <text:s/></text:span><text:span text:style-name="T233">new</text:span><text:span text:style-name="T234"><text:s/></text:span><text:span text:style-name="T235">Date</text:span><text:span text:style-name="T236">(</text:span><text:span text:style-name="T237">evtA</text:span><text:span text:style-name="T238">.</text:span><text:span text:style-name="T239">date</text:span><text:span text:style-name="T240">)<text:s/></text:span><text:span text:style-name="T241">&lt;</text:span><text:span text:style-name="T242"><text:s/></text:span><text:span text:style-name="T243">new</text:span><text:span text:style-name="T244"><text:s/></text:span><text:span text:style-name="T245">Date</text:span><text:span text:style-name="T246">(</text:span><text:span text:style-name="T247">evtB</text:span><text:span text:style-name="T248">.</text:span><text:span text:style-name="T249">date</text:span><text:span text:style-name="T250">)<text:s/></text:span><text:span text:style-name="T251">?</text:span><text:span text:style-name="T252"><text:s/></text:span><text:span text:style-name="T253">-</text:span><text:span text:style-name="T254">1</text:span><text:span text:style-name="T255"><text:s/></text:span><text:span text:style-name="T256">:</text:span><text:span text:style-name="T257"><text:s/></text:span><text:span text:style-name="T258">1</text:span><text:span text:style-name="T259">)[</text:span><text:span text:style-name="T260">0</text:span><text:span text:style-name="T261">])</text:span></text:p>
      <text:p text:style-name="P262"><text:span text:style-name="T263">   <text:s/></text:span><text:span text:style-name="T264">// Tri et affichage des évènements en fonction de leur date</text:span></text:p>
      <text:soft-page-break/>
      <text:p text:style-name="P265"><text:span text:style-name="T266">     <text:s/></text:span><text:span text:style-name="T267">return</text:span><text:span text:style-name="T268">;}</text:span></text:p>
      <text:p text:style-name="P269"><text:span text:style-name="T270">   <text:s/></text:span><text:span text:style-name="T271">getData</text:span><text:span text:style-name="T272">();</text:span></text:p>
      <text:p text:style-name="P273">  });</text:p>
      <text:p text:style-name="Normal"><text:span text:style-name="T274"><text:s/></text:span><text:span text:style-name="T275">Helpers/Date</text:span><text:span text:style-name="T276"><text:s/></text:span></text:p>
      <text:p text:style-name="P277"><text:span text:style-name="T278"> Modification de l'index de chaque mois</text:span></text:p>
      <text:p text:style-name="P279"><text:s text:c="3"/>Logo index.js :<text:s/></text:p>
      <text:p text:style-name="Normal"><text:span text:style-name="T280">BUGG sur styls css Logo :<text:s/></text:span>des propriétés de style CSS qui ne sont pas conformes à la nomenclature JavaScript pour les objets de style en React.</text:p>
      <text:p text:style-name="Normal"><text:span text:style-name="T281"><text:s/>Rempalce personel par personnel sur index.test .js sur composant Form et Pag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color="#365F91" fo:font-size="20pt" style:font-size-asian="20pt" style:font-size-complex="20pt"/>
    </style:style>
    <style:style style:name="Titre2Car" style:display-name="Titre 2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365F9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asian="Times New Roman" style:font-name-complex="Times New Roman" fo:color="#365F9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365F91"/>
    </style:style>
    <style:style style:name="Citationintense" style:display-name="Citation intens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CitationintenseCar" style:display-name="Citation intense Car" style:family="text" style:parent-style-name="Policepardéfaut">
      <style:text-properties fo:font-style="italic" style:font-style-asian="italic" style:font-style-complex="italic" fo:color="#365F91"/>
    </style:style>
    <style:style style:name="Référenceintense" style:display-name="Référence intense" style:family="text" style:parent-style-name="Policepardéfaut">
      <style:text-properties fo:font-weight="bold" style:font-weight-asian="bold" style:font-weight-complex="bold" fo:font-variant="small-caps" fo:color="#365F91" fo:letter-spacing="0.0034in"/>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hljs-keyword" style:display-name="hljs-keyword"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hljs-function" style:display-name="hljs-function" style:family="text" style:parent-style-name="Policepardéfaut"/>
    <style:style style:name="hljs-property" style:display-name="hljs-property" style:family="text" style:parent-style-name="Policepardéfaut"/>
    <style:style style:name="hljs-number" style:display-name="hljs-number" style:family="text" style:parent-style-name="Policepardéfaut"/>
    <style:style style:name="hljs-built_in" style:display-name="hljs-built_in" style:family="text" style:parent-style-name="Policepardéfaut"/>
    <style:style style:name="hljs-comment" style:display-name="hljs-comment" style:family="text" style:parent-style-name="Policepardéfaut"/>
    <style:style style:name="Élevé" style:display-name="Élevé" style:family="text" style:parent-style-name="Policepardéfaut">
      <style:text-properties fo:font-weight="bold" style:font-weight-asian="bold" style:font-weight-complex="bold"/>
    </style:style>
    <style:style style:name="appheader-context-item-label" style:display-name="appheader-context-item-label" style:family="text" style:parent-style-name="Policepardéfaut"/>
    <style:style style:name="appheader-context-item-separator" style:display-name="appheader-context-item-separato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lahlal rouabah</meta:initial-creator>
    <dc:creator>lahlal rouabah</dc:creator>
    <meta:creation-date>2024-02-21T08:30:00Z</meta:creation-date>
    <dc:date>2024-02-27T09:22:00Z</dc:date>
    <meta:template xlink:href="Normal" xlink:type="simple"/>
    <meta:editing-cycles>14</meta:editing-cycles>
    <meta:editing-duration>PT106200S</meta:editing-duration>
    <meta:document-statistic meta:page-count="3" meta:paragraph-count="7" meta:word-count="572" meta:character-count="3716" meta:row-count="26" meta:non-whitespace-character-count="3151"/>
  </office:meta>
</office:document-meta>
</file>